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72pt" officeooo:rsid="0013dc27" officeooo:paragraph-rsid="0013dc27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3dc27" officeooo:paragraph-rsid="0013dc2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dc27" officeooo:paragraph-rsid="0013dc27" style:font-size-asian="10.5pt" style:font-size-complex="12pt"/>
    </style:style>
    <style:style style:name="T1" style:family="text">
      <style:text-properties officeooo:rsid="0015d2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Programmer Manual</text:p>
      <text:p text:style-name="P2"/>
      <text:p text:style-name="P2"/>
      <text:p text:style-name="P2"/>
      <text:p text:style-name="P3"/>
      <text:p text:style-name="P3"><text:soft-page-break/>Programmer Manual</text:p>
      <text:p text:style-name="P4">1.<text:tab/>Problem Description</text:p>
      <text:p text:style-name="P4"><text:tab/>This program simulates a push button lock with five available inputs, A, B, C, D, or E. A transition table and an action table are populated using the Table ADT (for details see the Table programmer manual). These tables represent a finite state machine with states describing the behavior of the lock.</text:p>
      <text:p text:style-name="P4"/>
      <text:p text:style-name="P4">2.<text:tab/>Data Types and Classes</text:p>
      <text:p text:style-name="P4"><text:tab/>The data types used in this program fall into two categories: predefined data types and programmer defined data types. The following subsections address the data types used.</text:p>
      <text:p text:style-name="P4"/>
      <text:p text:style-name="P4">A.<text:tab/>Predefined Data Types</text:p>
      <text:p text:style-name="P4">2.1<text:tab/>int</text:p>
      <text:p text:style-name="P4"/>
      <text:p text:style-name="P4">Variables:</text:p>
      <text:p text:style-name="P4"><text:tab/>tableSize<text:tab/><text:tab/><text:tab/>the amount of data the table can hold</text:p>
      <text:p text:style-name="P4"/>
      <text:p text:style-name="P4">2.2<text:tab/>char</text:p>
      <text:p text:style-name="P4"/>
      <text:p text:style-name="P4">Variables:</text:p>
      <text:p text:style-name="P4"><text:tab/>letter<text:tab/><text:tab/><text:tab/><text:tab/>the character entered into the lock</text:p>
      <text:p text:style-name="P4"/>
      <text:p text:style-name="P4">2.3<text:tab/>string</text:p>
      <text:p text:style-name="P4"/>
      <text:p text:style-name="P4">Variables:</text:p>
      <text:p text:style-name="P4"><text:tab/>state<text:tab/><text:tab/><text:tab/><text:tab/>the state the program is currently in</text:p>
      <text:p text:style-name="P4"/>
      <text:p text:style-name="P4">B.<text:tab/>Programmer Defined Data Types</text:p>
      <text:p text:style-name="P4">2.1<text:tab/>Pair</text:p>
      <text:p text:style-name="P4"/>
      <text:p text:style-name="P4">This class has:</text:p>
      <text:p text:style-name="P4"><text:tab/>Data members:<text:tab/>T1 first</text:p>
      <text:p text:style-name="P4"><text:tab/><text:tab/><text:tab/><text:tab/>T1 second</text:p>
      <text:p text:style-name="P4"><text:tab/>Member functions:<text:tab/>Pair</text:p>
      <text:p text:style-name="P4"><text:tab/><text:tab/><text:tab/><text:tab/>operator=</text:p>
      <text:p text:style-name="P4"><text:tab/><text:tab/><text:tab/><text:tab/>operator&lt;</text:p>
      <text:p text:style-name="P4"><text:tab/><text:tab/><text:tab/><text:tab/>operator==</text:p>
      <text:p text:style-name="P4"><text:tab/><text:tab/><text:tab/><text:tab/>makePair</text:p>
      <text:p text:style-name="P4"/>
      <text:p text:style-name="P4">2.2<text:tab/>Mapping</text:p>
      <text:p text:style-name="P4"/>
      <text:p text:style-name="P4">This struct has:</text:p>
      <text:p text:style-name="P4"><text:tab/>Data members:<text:tab/>char letter</text:p>
      <text:p text:style-name="P4"><text:tab/><text:tab/><text:tab/><text:tab/>string state</text:p>
      <text:p text:style-name="P4"/>
      <text:p text:style-name="P4"><text:tab/>Member function:<text:tab/>map</text:p>
      <text:p text:style-name="P4"/>
      <text:p text:style-name="P4">Variables:</text:p>
      <text:p text:style-name="P4"><text:tab/>the_table<text:tab/><text:tab/><text:tab/>array of pairs used to hold the table data</text:p>
      <text:p text:style-name="P4"><text:soft-page-break/>2.3<text:tab/>Table</text:p>
      <text:p text:style-name="P4"/>
      <text:p text:style-name="P4">This class has:</text:p>
      <text:p text:style-name="P4"><text:tab/>Data members:<text:tab/>int tableSize</text:p>
      <text:p text:style-name="P4"><text:tab/><text:tab/><text:tab/><text:tab/>Pair* the_table</text:p>
      <text:p text:style-name="P4"/>
      <text:p text:style-name="P4"><text:tab/>Member functions:<text:tab/>Table</text:p>
      <text:p text:style-name="P4"><text:tab/><text:tab/><text:tab/><text:tab/>print</text:p>
      <text:p text:style-name="P4"><text:tab/><text:tab/><text:tab/><text:tab/>insert</text:p>
      <text:p text:style-name="P4"><text:tab/><text:tab/><text:tab/><text:tab/>remove</text:p>
      <text:p text:style-name="P4"><text:tab/><text:tab/><text:tab/><text:tab/>lookup</text:p>
      <text:p text:style-name="P4"><text:tab/><text:tab/><text:tab/><text:tab/>operator=</text:p>
      <text:p text:style-name="P4"><text:tab/><text:tab/><text:tab/><text:tab/>empty</text:p>
      <text:p text:style-name="P4"><text:tab/><text:tab/><text:tab/><text:tab/>full</text:p>
      <text:p text:style-name="P4"><text:tab/><text:tab/><text:tab/><text:tab/>size</text:p>
      <text:p text:style-name="P4"><text:tab/><text:tab/><text:tab/><text:tab/>isIn</text:p>
      <text:p text:style-name="P4"><text:tab/><text:tab/><text:tab/><text:tab/>loadTable</text:p>
      <text:p text:style-name="P4"><text:tab/><text:tab/><text:tab/><text:tab/>lock</text:p>
      <text:p text:style-name="P4"/>
      <text:p text:style-name="P4">Variables:</text:p>
      <text:p text:style-name="P4"><text:tab/>transition<text:tab/><text:tab/>transition table</text:p>
      <text:p text:style-name="P4"><text:tab/>action<text:tab/><text:tab/><text:tab/>action table</text:p>
      <text:p text:style-name="P4"/>
      <text:p text:style-name="P4">3.<text:tab/>High Level Program Solution</text:p>
      <text:p text:style-name="P4"/>
      <text:p text:style-name="P4">Main Program</text:p>
      <text:p text:style-name="P4">Get the transition table file name</text:p>
      <text:p text:style-name="P4">Load the transition table data into a table</text:p>
      <text:p text:style-name="P4">Get the action table file name</text:p>
      <text:p text:style-name="P4">Load the action table data into a table</text:p>
      <text:p text:style-name="P4">Run the lock simulation using the transition and action tables (see the Table programmer for more <text:tab/>details)</text:p>
      <text:p text:style-name="P4"/>
      <text:p text:style-name="P4">4.<text:tab/>Limitations and Suggestions</text:p>
      <text:p text:style-name="P4"><text:tab/><text:span text:style-name="T1">This current program only accepts characters A, B, C, D, and E. A larger set of key combinations could be used to provide more security. Similarly, there is only a four character password. The password could be set by the user and the program could dynamically determine the amount of characters needed to be entered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2:05:33.950000000</meta:creation-date>
    <dc:date>2019-05-07T02:24:42.782000000</dc:date>
    <meta:editing-duration>PT2M8S</meta:editing-duration>
    <meta:editing-cycles>1</meta:editing-cycles>
    <meta:document-statistic meta:table-count="0" meta:image-count="0" meta:object-count="0" meta:page-count="3" meta:paragraph-count="61" meta:word-count="319" meta:character-count="2006" meta:non-whitespace-character-count="1647"/>
    <meta:generator>LibreOffice/4.4.4.3$Windows_x86 LibreOffice_project/2c39ebcf046445232b798108aa8a7e7d89552ea8</meta:generator>
  </office:meta>
</office:document-meta>
</file>